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OpenSymbol" svg:font-family="Open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adornments="Itálico" style:font-family-generic="swiss" style:font-pitch="variable"/>
    <style:font-face style:name="Arial1" svg:font-family="Arial" style:font-adornments="Negrito" style:font-family-generic="swiss" style:font-pitch="variable"/>
    <style:font-face style:name="Arial3" svg:font-family="Arial" style:font-adornments="Normal" style:font-family-generic="swiss" style:font-pitch="variable"/>
  </office:font-face-decls>
  <office:automatic-styles>
    <style:style style:name="Table1" style:family="table" style:master-page-name="ABNT-Capa">
      <style:table-properties style:width="6.3014in" style:page-number="1" fo:break-before="page" table:align="margins"/>
    </style:style>
    <style:style style:name="Table1.A" style:family="table-column">
      <style:table-column-properties style:column-width="6.3014in" style:rel-column-width="65535*"/>
    </style:style>
    <style:style style:name="Table1.1" style:family="table-row">
      <style:table-row-properties style:row-height="1.5181in"/>
    </style:style>
    <style:style style:name="Table1.A1" style:family="table-cell">
      <style:table-cell-properties fo:padding="0.0382in" fo:border="none"/>
    </style:style>
    <style:style style:name="Table1.2" style:family="table-row">
      <style:table-row-properties style:row-height="1.7757in"/>
    </style:style>
    <style:style style:name="Table1.3" style:family="table-row">
      <style:table-row-properties style:row-height="1.3389in"/>
    </style:style>
    <style:style style:name="Table1.4" style:family="table-row">
      <style:table-row-properties style:row-height="1.1813in"/>
    </style:style>
    <style:style style:name="Table1.5" style:family="table-row">
      <style:table-row-properties style:row-height="3.3326in"/>
    </style:style>
    <style:style style:name="Table1.6" style:family="table-row">
      <style:table-row-properties style:row-height="0.6354in"/>
    </style:style>
    <style:style style:name="Table1.A6" style:family="table-cell">
      <style:table-cell-properties style:vertical-align="bottom" fo:padding="0.0382in" fo:border="none"/>
    </style:style>
    <style:style style:name="Tabela3" style:family="table">
      <style:table-properties style:width="6.3806in" table:align="margins"/>
    </style:style>
    <style:style style:name="Tabela3.A" style:family="table-column">
      <style:table-column-properties style:column-width="6.3806in" style:rel-column-width="65535*"/>
    </style:style>
    <style:style style:name="Tabela3.A1" style:family="table-cell">
      <style:table-cell-properties fo:padding-left="0.0396in" fo:padding-right="0.0396in" fo:padding-top="0.0396in" fo:padding-bottom="0.3542in" fo:border="none"/>
    </style:style>
    <style:style style:name="P1" style:family="paragraph" style:parent-style-name="Header">
      <style:paragraph-properties fo:text-align="end" style:justify-single-word="false"/>
    </style:style>
    <style:style style:name="P2" style:family="paragraph" style:parent-style-name="ABNT-Título-1-C">
      <style:paragraph-properties fo:break-before="page"/>
    </style:style>
    <style:style style:name="P3" style:family="paragraph" style:parent-style-name="Standard">
      <style:text-properties style:font-name="Arial"/>
    </style:style>
    <style:style style:name="P4" style:family="paragraph" style:parent-style-name="ABNT-Autoria_20__28_12pt_29_">
      <style:text-properties fo:font-size="10pt" fo:font-weight="normal" style:font-size-asian="10pt" style:font-weight-asian="normal" style:font-size-complex="10pt" style:font-weight-complex="normal"/>
    </style:style>
    <style:style style:name="P5" style:family="paragraph" style:parent-style-name="ABNT-Título-1-E" style:list-style-name="L5"/>
    <style:style style:name="P6" style:family="paragraph" style:parent-style-name="ABNT-Título-1-E" style:list-style-name="L1" style:master-page-name="ABNT-Com_20_Numeração">
      <style:paragraph-properties fo:margin-left="0in" fo:margin-right="0in" fo:text-indent="-0.25in" style:auto-text-indent="false" style:page-number="2"/>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6.3016in" style:type="right" style:leader-style="dotted" style:leader-text="."/>
        </style:tab-stops>
      </style:paragraph-properties>
    </style:style>
    <style:style style:name="P9" style:family="paragraph" style:parent-style-name="Standard">
      <style:text-properties style:font-name="Arial" fo:font-size="12pt" fo:font-weight="normal" style:font-size-asian="12pt" style:font-weight-asian="normal" style:font-size-complex="12pt" style:font-weight-complex="normal"/>
    </style:style>
    <style:style style:name="T1" style:family="text">
      <style:text-properties style:font-name="Arial"/>
    </style:style>
    <style:style style:name="T2" style:family="text">
      <style:text-properties style:font-name="Arial" fo:font-weight="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25in" fo:margin-left="0.5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92in" fo:text-indent="-0.25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92in" fo:text-indent="-0.25in" fo:margin-left="1.0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92in" fo:text-indent="-0.25in" fo:margin-left="1.2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92in" fo:text-indent="-0.25in" fo:margin-left="1.5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2in" fo:text-indent="-0.25in" fo:margin-left="1.7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92in" fo:text-indent="-0.25in" fo:margin-left="2.0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92in" fo:text-indent="-0.25in" fo:margin-left="2.2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92in" fo:text-indent="-0.25in" fo:margin-left="2.5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92in" fo:text-indent="-0.25in" fo:margin-left="2.7992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space" fo:text-indent="-0.2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1" text:display-levels="3">
        <style:list-level-properties text:list-level-position-and-space-mode="label-alignment">
          <style:list-level-label-alignment text:label-followed-by="space" fo:text-indent="-0.2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Fi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Gráfico"/>
        <text:sequence-decl text:display-outline-level="0" text:name="Quadro"/>
      </text:sequence-decls>
      <table:table table:name="Table1" table:style-name="Table1">
        <table:table-column table:style-name="Table1.A"/>
        <table:table-row table:style-name="Table1.1">
          <table:table-cell table:style-name="Table1.A1" office:value-type="string">
            <text:p text:style-name="ABNT-Autoria_20__28_14pt_29_">universidade Paulista</text:p>
            <text:p text:style-name="P4"><text:bookmark-start text:name="__DdeLink__442_144228286"/>FELIPE DA CUNHA GONÇALVES</text:p>
            <text:p text:style-name="P4">GUILHERME YOSHIAKI RUIZ</text:p>
            <text:p text:style-name="P4">JEFFERSON LUÍS GOMES</text:p>
            <text:p text:style-name="P4">JEFFERSON LUIZ DE LIMA MOTA</text:p>
            <text:p text:style-name="P4">JORGE VALDEMAR DA SILVA</text:p>
            <text:p text:style-name="P4">LEANDRO SILVA</text:p>
            <text:p text:style-name="P4">MARCELO A. BARROS</text:p>
            <text:p text:style-name="P4">MÁRCIO JOSÉ GOMES DA SILVA</text:p>
            <text:p text:style-name="P4"><text:bookmark-end text:name="__DdeLink__442_144228286"/></text:p>
          </table:table-cell>
        </table:table-row>
        <table:table-row table:style-name="Table1.2">
          <table:table-cell table:style-name="Table1.A1" office:value-type="string">
            <text:p text:style-name="Standard"/>
          </table:table-cell>
        </table:table-row>
        <table:table-row table:style-name="Table1.3">
          <table:table-cell table:style-name="Table1.A1" office:value-type="string">
            <text:p text:style-name="Standard"/>
          </table:table-cell>
        </table:table-row>
        <table:table-row table:style-name="Table1.4">
          <table:table-cell table:style-name="Table1.A1" office:value-type="string">
            <text:p text:style-name="ABNT-Autoria_20__28_14pt_29_"><text:bookmark-start text:name="__DdeLink__274_1241517374"/>o indivíduo na sociedade e os fatos sociais: <text:line-break/>a consciência coletiva<text:bookmark-end text:name="__DdeLink__274_1241517374"/></text:p>
          </table:table-cell>
        </table:table-row>
        <table:table-row table:style-name="Table1.5">
          <table:table-cell table:style-name="Table1.A1" office:value-type="string">
            <text:p text:style-name="Standard"/>
          </table:table-cell>
        </table:table-row>
        <table:table-row table:style-name="Table1.6">
          <table:table-cell table:style-name="Table1.A6" office:value-type="string">
            <text:p text:style-name="ABNT-Autoria_20__28_14pt_29_">São paulo</text:p>
            <text:p text:style-name="ABNT-Autoria_20__28_14pt_29_">2012</text:p>
          </table:table-cell>
        </table:table-row>
      </table:table>
      <text:p text:style-name="P3"><text:soft-page-break/>CURSO: CIÊNCIA DA COMPUTAÇÃO</text:p>
      <text:p text:style-name="P3">CAMPUS: PARAÍSO</text:p>
      <text:p text:style-name="Standard"><text:span text:style-name="T1">TURMA: </text:span><text:bookmark text:name="lblSerieTurma"/><text:span text:style-name="T2">CC1P68</text:span></text:p>
      <text:p text:style-name="P3">MATÉRIA: CIÊNCIAS SOCIAIS</text:p>
      <text:p text:style-name="P3"><text:line-break/><text:line-break/>INTEGRANTES DO GRUPO:<text:line-break/><text:line-break/>FELIPE DA CUNHA GONÇALVES <text:s text:c="6"/>A682JI-9</text:p>
      <text:p text:style-name="P3">GUILHERME YOSHIAKI RUIZ <text:s text:c="13"/>A6985I-0</text:p>
      <text:p text:style-name="P3">JEFFERSON LUÍS GOMES <text:s text:c="17"/>A65135-7</text:p>
      <text:p text:style-name="P3">JEFFERSON LUIZ DE LIMA MOTA <text:s text:c="5"/>A3695I-9</text:p>
      <text:p text:style-name="P3">JORGE VALDEMAR DA SILVA <text:s text:c="12"/>A65EBJ-2</text:p>
      <text:p text:style-name="P9">LEANDRO SILVA <text:s text:c="34"/>A6508I-4</text:p>
      <text:p text:style-name="P3">MARCELO A. BARROS <text:s text:c="24"/>563119-0</text:p>
      <text:p text:style-name="P3">MÁRCIO JOSÉ GOMES DA SILVA <text:s text:c="6"/>A66153-0</text:p>
      <text:table-of-content text:style-name="Sect1" text:protected="true" text:name="Sumário1">
        <text:table-of-content-source text:outline-level="10" text:use-index-source-styles="tru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BNT-Título-1-C"/>
            <text:index-source-style text:style-name="ABNT-Título-1-E"/>
          </text:index-source-styles>
          <text:index-source-styles text:outline-level="2">
            <text:index-source-style text:style-name="ABNT-Título-2"/>
          </text:index-source-styles>
          <text:index-source-styles text:outline-level="3">
            <text:index-source-style text:style-name="ABNT-Título-3"/>
          </text:index-source-styles>
          <text:index-source-styles text:outline-level="4">
            <text:index-source-style text:style-name="ABNT-Título-4"/>
          </text:index-source-styles>
          <text:index-source-styles text:outline-level="5">
            <text:index-source-style text:style-name="ABNT-Título-5"/>
          </text:index-source-styles>
        </text:table-of-content-source>
        <text:index-body>
          <text:index-title text:style-name="Sect1" text:name="Sumário1_Head">
            <text:p text:style-name="P7">Sumário</text:p>
          </text:index-title>
          <text:p text:style-name="P8">1.Objetivo<text:tab/>2</text:p>
          <text:p text:style-name="P8">2.Introdução<text:tab/>3</text:p>
          <text:p text:style-name="P8">REFERÊNCIAS<text:tab/>5</text:p>
        </text:index-body>
      </text:table-of-content>
      <text:p text:style-name="Standard"/>
      <text:list xml:id="list6248911625302619477" text:style-name="L1">
        <text:list-item>
          <text:p text:style-name="P6">Objetivo</text:p>
        </text:list-item>
      </text:list>
      <text:p text:style-name="ABNT-Texto_20_espaço_20_1_2c_5">O objetivo deste trabalho é estudar as técnicas de análise de imagem, ou vídeo, para identificar um indivíduo através de suas caracteríticas físicas. Para isto, empregaremos os conhecimentos adquiridos durante o curso de Ciência da Computação para desenvolver um software que seja capaz de identificar e autenticar um ou mais indivíduos, fazendo uso da biometria.</text:p>
      <text:p text:style-name="ABNT-Texto_20_espaço_20_1_2c_5">O software de leitura biométrica, através das fórmulas de processamento de imagem que têm como objetivo a aprimoração do objeto de análise no sentido de tornar as características do indivíduo mais evidentes e de fácil indentificação, deve <text:s/>ser capaz de comparar as informações, recebidas de algum dispositivo, com um banco de informações de indivíduos autorizados. Após a comparação, o software é capaz de dar acesso à pessoa que requisitou o processo, ou negá-lo.</text:p>
      <text:p text:style-name="ABNT-Texto_20_espaço_20_1_2c_5">Para que esta comparação seja possível, o software deve quantificar os dados da imagem de uma pessoa autorizada, através de um cadastro prévio, e gravar as informações em um banco de dados. Os dados quantificados e gravados podem ser de diversos tipos, tais como a distância entre os olhos, nariz e a boca, ou os resultados da análise de uma impressão digital, ou seja, estes dados variam com o tipo de técnica escolhida.</text:p>
      <text:p text:style-name="ABNT-Texto_20_espaço_20_1_2c_5">Após o cadastro do indivíduo autorizado, o software é capaz de dar privilégios de uso a uma pessoa desde que ela acesse a interface de autenticação bométrica, etapa que põe à prova as características do indivíduo que está utilizando o dispositivo com as características dos usuário permitido, assim concluindo os as metas deste trabalho.</text:p>
      <text:p text:style-name="ABNT-Texto_20_espaço_20_1_2c_5"/>
      <text:p text:style-name="ABNT-Texto_20_espaço_20_1_2c_5"/>
      <text:p text:style-name="ABNT-Texto_20_espaço_20_1_2c_5"/>
      <text:p text:style-name="ABNT-Texto_20_espaço_20_1_2c_5"/>
      <text:list xml:id="list5903199990198622985" text:style-name="L5">
        <text:list-item>
          <text:p text:style-name="P5"><text:soft-page-break/>Introdução</text:p>
        </text:list-item>
      </text:list>
      <text:p text:style-name="ABNT-Texto_20_espaço_20_1_2c_5">A identificação biométrica é utilizada há muito tempo, porém era restrita a <text:s/>impressões digitais, e fotos e deviam ser analisadas por uma pessoa. Embora eficaz, não era um processo muito eficiente, fazendo que muitos sonhassem com uma máquina capaz de fazer a mesma análise em frações de segundos e que fosse <text:s/>utilizada para bloquear o acesso de pessoas não autorizadas ou encontrar dados de pessoas indexados por algumas de suas características.</text:p>
      <text:p text:style-name="ABNT-Texto_20_espaço_20_1_2c_5"><text:s/>Este mode de indentificação e autenticação foi peça chave de muitos filmes e trabalhos de ficção, porém foi trazida a realidade nas últimas décadas. Desde então é um tema bastante pesquisado, cujas técnicas de reconhecimento estão sempre sendo revistas e aprimoradas, fora as novas técnicas que surgem levando em conta características que antes não se sabia que poderiam ser utilizadas para tal fim.</text:p>
      <text:p text:style-name="ABNT-Texto_20_espaço_20_1_2c_5">Agora, esta tecnologia, que antes era restrita, está disponível para todos em diversos dispositivos de uso pessoal, como notebooks, celulares, computadores convencionais, tablets e diversos outros.</text:p>
      <text:p text:style-name="ABNT-Texto_20_espaço_20_1_2c_5">Para os fins deste trabalho, desenvolveremos um software de identificação e autenticação biométrica, que utiliza a linguagem JAVA e suas tecnologias relacionadas.</text:p>
      <text:p text:style-name="ABNT-Texto_20_espaço_20_1_2c_5">O software desenvolvido para identificar e autorizar por biometria, deve possuir pelo menos cinco módulos que são: aquisição da imagem, melhoramento da imagem para ressaltar as caracteristicas desejadas, extração das características, comparação e análise do resultado.</text:p>
      <text:p text:style-name="ABNT-Texto_20_espaço_20_1_2c_5">A aquisição da imagem é a etapa onde o software deve gravar o seu objeto de análise, no caso uma foto ou vídeo, para que este seja a base das próximas etapas.</text:p>
      <text:p text:style-name="ABNT-Texto_20_espaço_20_1_2c_5">O melhoramento da imagem é o processo que utiliza as técnicas e fórmulas matemáticas de processamento de imagem, <text:s/>que ressalta as características desejadas, assim tornando evidente os traços que identificam uma pessoa, assim facilitando o próximo processo, o de extração de características.</text:p>
      <text:p text:style-name="ABNT-Texto_20_espaço_20_1_2c_5"><text:soft-page-break/>O processo de extração de características é o método que quantifica a imagem adquirida, ou seja, transforma a imagem em dados que podem ser colcoados num modelo matemático, assim tornando possível uma análise segura, capaz de comparar maematicamente a autenticidade de um indivíduo.</text:p>
      <text:p text:style-name="ABNT-Texto_20_espaço_20_1_2c_5">A comparação é o segmento do software que busca as características quantificadas em uma base de dados que contém o registro das características de todos os indivíduos que possuem acesso, ou seja, busca e compara as informações da adquiridas com as informações salvas.</text:p>
      <text:p text:style-name="ABNT-Texto_20_espaço_20_1_2c_5">Após a comparação, temos a última etapa deste programa, a análise do resultado. Esta é a responsável por dizer se o indivíduo, que foi o <text:s/>motivo da análise, é ou não é uma pessoa conhecida e autorizada. Ou seja, este é o processo que irá definir a autenticidade, assim provando que a pessoa realmente é que diz ser, esta etapa também é responsável por dizer o contrário, no caso do indivíduo não estar na lista de usuários autorizados.</text:p>
      <text:p text:style-name="ABNT-Texto_20_espaço_20_1_2c_5">Nos próximos tópicos entraremos em maiores detalhes sobre os métodos de análise biométrica e discutiremos cada um dos processos do software para <text:s/>alcançar o nosso objetivo de criar um programa capaz de identificar e autenticar um usuário e complementar os nossos conhecimentos neste tema, que é muito importante na sociedade atual, pois é tema diretamente relacionado à privacidade e segurança, partes importantes do nosso cotidiano em meio a redes sociais e dispositivos interconectados, que podem transmitir informações confidenciais.</text:p>
      <text:p text:style-name="ABNT-Texto_20_espaço_20_1_2c_5"/>
      <text:p text:style-name="P2">REFERÊNCIAS</text:p>
      <table:table table:name="Tabela3" table:style-name="Tabela3">
        <table:table-column table:style-name="Tabela3.A"/>
        <table:table-row>
          <table:table-cell table:style-name="Tabela3.A1" office:value-type="string">
            <text:p text:style-name="ABNT-Referências">Larissa Magalhães</text:p>
            <text:p text:style-name="ABNT-Referências">http://sociologiaanglo.blogspot.com</text:p>
          </table:table-cell>
        </table:table-row>
        <table:table-row>
          <table:table-cell table:style-name="Tabela3.A1" office:value-type="string">
            <text:p text:style-name="ABNT-Referências">Paulo Prado von Atzingen Neto</text:p>
            <text:p text:style-name="ABNT-Referências">http://dialetico.com/direitos_humanos/direitos_humanos_11.htm</text:p>
          </table:table-cell>
        </table:table-row>
        <table:table-row>
          <table:table-cell table:style-name="Tabela3.A1" office:value-type="string">
            <text:p text:style-name="ABNT-Referências">Rogério Mauri</text:p>
            <text:p text:style-name="ABNT-Referências">http://www.revistauniversomaconico.com.br/forum-livre/consciencia-coletiva-x-consciencia-individual-o-binario/</text:p>
          </table:table-cell>
        </table:table-row>
        <table:table-row>
          <table:table-cell table:style-name="Tabela3.A1" office:value-type="string">
            <text:p text:style-name="ABNT-Referências"/>
          </table:table-cell>
        </table:table-row>
        <table:table-row>
          <table:table-cell table:style-name="Tabela3.A1" office:value-type="string">
            <text:p text:style-name="ABNT-Referências"/>
          </table:table-cell>
        </table:table-row>
        <table:table-row>
          <table:table-cell table:style-name="Tabela3.A1" office:value-type="string">
            <text:p text:style-name="ABNT-Referências"/>
          </table:table-cell>
        </table:table-row>
      </table:table>
      <text:p text:style-name="ABNT-Texto_20_espaço_20_1_2c_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OpenSymbol" svg:font-family="Open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adornments="Itálico" style:font-family-generic="swiss" style:font-pitch="variable"/>
    <style:font-face style:name="Arial1" svg:font-family="Arial" style:font-adornments="Negrito" style:font-family-generic="swiss" style:font-pitch="variable"/>
    <style:font-face style:name="Arial3" svg:font-family="Arial" style:font-adornments="Norm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Standard" style:next-style-name="Standard" style:class="text">
      <style:paragraph-properties fo:keep-with-next="always" style:text-autospace="none"/>
      <style:text-properties style:font-name="Arial" fo:font-weight="bold" style:font-weight-asian="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Standard" style:next-style-name="Standard" style:class="text">
      <style:paragraph-properties fo:line-height="150%" fo:text-align="center" style:justify-single-word="false" fo:keep-with-next="always"/>
      <style:text-properties style:font-name="Arial" fo:font-size="12pt" fo:font-weight="bold" style:font-size-asian="12pt" style:font-weight-asian="bold"/>
    </style:style>
    <style:style style:name="List" style:family="paragraph" style:parent-style-name="Text_20_body" style:class="list">
      <style:text-properties style:font-name="Arial2"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Arial2"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text-align="start" style:justify-single-word="false"/>
      <style:text-properties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100%" fo:margin-left="0in" fo:margin-right="0in" fo:margin-top="0in" fo:margin-bottom="0.5in" fo:text-align="center" style:justify-single-word="false" fo:text-indent="0in" style:auto-text-indent="false" text:number-lines="false" text:line-number="0"/>
      <style:text-properties fo:text-transform="uppercas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1772in" fo:margin-bottom="0in" fo:text-indent="0in" style:auto-text-indent="false">
        <style:tab-stops>
          <style:tab-stop style:position="6.6925in"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100%" fo:margin-left="0in" fo:margin-right="0in" fo:text-indent="0in" style:auto-text-indent="false">
        <style:tab-stops>
          <style:tab-stop style:position="6.4957in"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100%" fo:margin-left="0in" fo:margin-right="0in" fo:text-indent="0in" style:auto-text-indent="false">
        <style:tab-stops>
          <style:tab-stop style:position="6.2992in" style:type="right" style:leader-style="dotted" style:leader-text="."/>
        </style:tab-stops>
      </style:paragraph-properties>
      <style:text-properties fo:font-weight="bold"/>
    </style:style>
    <style:style style:name="Contents_20_4" style:display-name="Contents 4" style:family="paragraph" style:parent-style-name="Index" style:class="index">
      <style:paragraph-properties fo:margin="100%" fo:margin-left="0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in" fo:margin-right="0in" fo:text-indent="0in" style:auto-text-indent="false">
        <style:tab-stops>
          <style:tab-stop style:position="5.9063in" style:type="right" style:leader-style="dotted" style:leader-text="."/>
        </style:tab-stops>
      </style:paragraph-properties>
      <style:text-properties fo:font-style="italic"/>
    </style:style>
    <style:style style:name="Illustration_20_Index_20_Heading" style:display-name="Illustration Index Heading" style:family="paragraph" style:parent-style-name="Heading" style:class="index">
      <style:paragraph-properties fo:margin="100%" fo:margin-left="0in" fo:margin-right="0in" fo:margin-top="0in" fo:margin-bottom="0.5in" fo:text-align="center" style:justify-single-word="false" fo:text-indent="0in" style:auto-text-indent="false" text:number-lines="false" text:line-number="0"/>
      <style:text-properties fo:text-transform="uppercase"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ABNT-Autoria_20__28_12pt_29_" style:display-name="ABNT-Autoria (12pt)" style:family="paragraph" style:auto-update="true">
      <style:paragraph-properties fo:text-align="center" style:justify-single-word="false"/>
      <style:text-properties fo:text-transform="uppercase" style:font-name="Arial1" fo:font-weight="bold"/>
    </style:style>
    <style:style style:name="ABNT-Texto_20_espaço_20_1_2c_5" style:display-name="ABNT-Texto espaço 1,5" style:family="paragraph" style:auto-update="true" style:master-page-name="">
      <style:paragraph-properties fo:margin="100%" fo:margin-left="0in" fo:margin-right="0in" fo:margin-top="0in" fo:margin-bottom="0.3346in" fo:line-height="150%" fo:text-align="justify" style:justify-single-word="false" fo:orphans="2" fo:widows="2" fo:text-indent="0.4882in" style:auto-text-indent="false" style:page-number="auto"/>
      <style:text-properties style:font-name="Arial3" fo:font-size="12pt" style:font-size-asian="16pt" style:font-size-complex="16pt"/>
    </style:style>
    <style:style style:name="ABNT-Alíneas_20_e_20_Subalineas" style:display-name="ABNT-Alíneas e Subalineas" style:family="paragraph" style:auto-update="true" style:master-page-name="">
      <style:paragraph-properties fo:margin="100%" fo:margin-left="0.7874in" fo:margin-right="0in" fo:line-height="150%" fo:text-align="justify" style:justify-single-word="false" fo:orphans="2" fo:widows="2" fo:text-indent="0in" style:auto-text-indent="false" style:page-number="auto"/>
    </style:style>
    <style:style style:name="ABNT-Citação_20_longa" style:display-name="ABNT-Citação longa" style:family="paragraph" style:parent-style-name="Standard" style:auto-update="true">
      <style:paragraph-properties fo:margin="100%" fo:margin-left="1.5752in" fo:margin-right="0in" fo:margin-top="0in" fo:margin-bottom="0in" fo:text-align="justify" style:justify-single-word="false" fo:text-indent="0in" style:auto-text-indent="false"/>
      <style:text-properties fo:font-size="10pt"/>
    </style:style>
    <style:style style:name="ABNT-Origem_20_de_20_Tabelas_20_e_20_Figuras" style:display-name="ABNT-Origem de Tabelas e Figuras" style:family="paragraph" style:next-style-name="ABNT-Texto_20_espaço_20_1_2c_5" style:auto-update="true">
      <style:paragraph-properties fo:text-align="start" style:justify-single-word="false"/>
      <style:text-properties fo:font-size="10pt"/>
    </style:style>
    <style:style style:name="ABNT-Referências" style:family="paragraph" style:auto-update="true">
      <style:paragraph-properties fo:margin-top="0in" fo:margin-bottom="0.3346in"/>
      <style:text-properties style:font-name="Arial3"/>
    </style:style>
    <style:style style:name="ABNT-Título-1-C" style:family="paragraph" style:next-style-name="ABNT-Texto_20_espaço_20_1_2c_5" style:auto-update="true" style:master-page-name="">
      <style:paragraph-properties fo:margin-top="0in" fo:margin-bottom="0.5in" fo:text-align="center" style:justify-single-word="false" style:page-number="auto"/>
      <style:text-properties fo:text-transform="uppercase" style:font-name="Arial1" fo:font-weight="bold"/>
    </style:style>
    <style:style style:name="ABNT-Título-1-E" style:family="paragraph" style:next-style-name="ABNT-Texto_20_espaço_20_1_2c_5" style:auto-update="true" style:master-page-name="">
      <style:paragraph-properties fo:margin="100%" fo:margin-left="0in" fo:margin-right="0in" fo:margin-top="0in" fo:margin-bottom="0.5in" fo:text-align="start" style:justify-single-word="false" fo:text-indent="0in" style:auto-text-indent="false" style:page-number="auto" fo:background-color="transparent" style:shadow="none">
        <style:tab-stops/>
        <style:background-image/>
      </style:paragraph-properties>
      <style:text-properties fo:text-transform="uppercase" style:font-name="Arial1" fo:font-weight="bold"/>
    </style:style>
    <style:style style:name="ABNT-Título-2" style:family="paragraph" style:next-style-name="ABNT-Texto_20_espaço_20_1_2c_5" style:auto-update="true" style:master-page-name="">
      <style:paragraph-properties fo:margin-top="0.5in" fo:margin-bottom="0.5in" fo:text-align="justify" style:justify-single-word="false" style:page-number="auto" fo:keep-with-next="always">
        <style:tab-stops/>
      </style:paragraph-properties>
      <style:text-properties fo:text-transform="uppercase" style:font-name="Arial3"/>
    </style:style>
    <style:style style:name="ABNT-Título-3" style:family="paragraph" style:next-style-name="ABNT-Texto_20_espaço_20_1_2c_5" style:auto-update="true" style:master-page-name="">
      <style:paragraph-properties fo:margin-top="0.5in" fo:margin-bottom="0.5in" style:page-number="auto" fo:keep-with-next="always"/>
      <style:text-properties fo:text-transform="capitalize" style:font-name="Arial1" fo:font-weight="bold"/>
    </style:style>
    <style:style style:name="ABNT-Título-4" style:family="paragraph" style:next-style-name="ABNT-Texto_20_espaço_20_1_2c_5" style:auto-update="true" style:master-page-name="">
      <style:paragraph-properties fo:margin-top="0.5in" fo:margin-bottom="0.5in" style:page-number="auto" fo:keep-with-next="always"/>
      <style:text-properties style:font-name="Arial3"/>
    </style:style>
    <style:style style:name="ABNT-Título-5" style:family="paragraph" style:next-style-name="ABNT-Texto_20_espaço_20_1_2c_5" style:auto-update="true" style:master-page-name="">
      <style:paragraph-properties fo:margin-top="0.5in" fo:margin-bottom="0.5in" style:page-number="auto" fo:keep-with-next="always"/>
      <style:text-properties style:font-name="Arial4" fo:font-style="italic"/>
    </style:style>
    <style:style style:name="Figura" style:family="paragraph" style:parent-style-name="Caption">
      <style:paragraph-properties fo:margin-top="0.0783in" fo:margin-bottom="0.2362in" fo:text-align="start" style:justify-single-word="false"/>
      <style:text-properties fo:font-size="10pt" fo:font-style="normal"/>
    </style:style>
    <style:style style:name="Gráfico" style:family="paragraph" style:parent-style-name="Caption">
      <style:paragraph-properties fo:text-align="start" style:justify-single-word="false"/>
      <style:text-properties fo:font-size="10pt" fo:font-style="normal"/>
    </style:style>
    <style:style style:name="ABNT-Titulos_20_pré-textuais" style:display-name="ABNT-Titulos pré-textuais" style:family="paragraph" style:auto-update="true">
      <style:paragraph-properties fo:margin-top="0in" fo:margin-bottom="0.5in" fo:text-align="center" style:justify-single-word="false"/>
      <style:text-properties fo:text-transform="uppercase" style:font-name="Arial1" fo:font-weight="bold"/>
    </style:style>
    <style:style style:name="Quadro" style:family="paragraph" style:parent-style-name="Caption">
      <style:paragraph-properties fo:text-align="start" style:justify-single-word="false"/>
      <style:text-properties fo:font-style="normal"/>
    </style:style>
    <style:style style:name="ABNT-Autoria_20__28_14pt_29_" style:display-name="ABNT-Autoria (14pt)" style:family="paragraph" style:auto-update="true">
      <style:paragraph-properties fo:text-align="center" style:justify-single-word="false"/>
      <style:text-properties fo:text-transform="uppercase" style:font-name="Arial1" fo:font-size="14pt" fo:font-weight="bold"/>
    </style:style>
    <style:style style:name="ABNT-Texto_20_espaço_20_simples" style:display-name="ABNT-Texto espaço simples" style:family="paragraph" style:class="text" style:master-page-name="">
      <style:paragraph-properties fo:margin="100%" fo:margin-left="0in" fo:margin-right="0in" fo:line-height="100%" fo:text-align="justify" style:justify-single-word="false" fo:text-indent="0.4882in" style:auto-text-indent="false" style:page-number="auto" fo:background-color="transparent">
        <style:tab-stops/>
        <style:background-image/>
      </style:paragraph-properties>
      <style:text-properties style:font-name="Arial3"/>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48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48in" fo:margin-bottom="0.5516in" fo:margin-left="1.0236in" fo:margin-right="0.866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4">
      <style:page-layout-properties fo:page-width="8.2701in" fo:page-height="11.6902in" style:num-format="1" style:print-orientation="portrait" fo:margin-top="1.102in" fo:margin-bottom="0.7874in" fo:margin-left="1.1811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1.102in" fo:margin-bottom="0.7874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master-page style:name="Endnote" style:page-layout-name="Mpm2"/>
    <style:master-page style:name="ABNT-Com_20_Numeração" style:display-name="ABNT-Com Numeração" style:page-layout-name="Mpm3">
      <style:header>
        <text:p text:style-name="MP1"><text:page-number text:select-page="current">5</text:page-number></text:p>
      </style:header>
    </style:master-page>
    <style:master-page style:name="ABNT-Sem_20_Numeração" style:display-name="ABNT-Sem Numeração" style:page-layout-name="Mpm4"/>
    <style:master-page style:name="ABNT-Capa" style:page-layout-name="Mpm5"/>
    <style:master-page style:name="ABNT-Paisagem" style:page-layout-name="Mpm6" style:next-style-name="ABNT-Com_20_Numeração">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MonografiaABNT14724TCC</dc:title>
    <dc:description>Modelo de monografia do tipo TCC para BR Office usada no curso de Administração da UNERJ - Jaraguá do Sul-SC
Copyleft (C)  2006 – Valério F. Laube

Documentação complementar disponível em:
http://users.netuno.com.br/vflaube/senai/Formatacao-ABNT-com-OpenOffice-org.zip

Este arquivo é de livre distribuição, sendo permitida sua cópia e distribuição no todo ou em parte, nos termos da GPL GNU, conforme publicada pela Free Software Foundation, [Fundação do Software Livre] em sua versão corrente. NÃO POSSUI O MESMO, NEHUMA GARANTIA, EXPLÍCITAS OU IMPLÍCITAS, COMERCIAIS OU DE ATENDIMENTO A UMA DETERMINADA FINALIDADE. Consulte a Licença Publica Geral GNU para maiores detalhes.
Endereço da FSF:
Free Software Foundation, Inc. 675 Mass Ave, Cambridge, MA 02139, USA

Esta é uma pequena contribuição, para uma comunidade que tanto me deu. Espero que lhe seja útil, como tem sido para mim. Se você por algum motivo o quiser, me mande uma mensagem. vflaube@gmail.com

				      LICENÇA PÚBLICA GERAL GNU
				             Versão 2, junho de 1991

 This is an unofficial translation of the GNU General Public License into Brazilian Portuguese. It was not published by the Free Software Foundation, and does not legally state the distribution terms for software that uses the GNU GPL -- only the original English text of the GNU GPL does that. However, we hope that this translation will help Brazilian Portuguese speakers understand the GNU GPL better.

  Esta é uma tradução não-oficial da Licença Pública Geral GNU ("GPL GNU") para o português do Brasil. Ela não foi publicada pela Free Software Foundation, e legalmente não afirma os termos de distribuição de software que utiliza a GPL GNU -- apenas o texto original da GPL GNU, em inglês, faz isso. Contudo, esperamos que esta tradução ajude aos que utilizam o português do Brasil a entender melhor a GPL GNU.

   Copyright (C) 1989, 1991 Free Software Foundation, Inc. 675 Mass Ave, Cambridge, MA 02139, USA


Introdução

  As licenças de muitos software são desenvolvidas para restringir sua liberdade de compartilhá-lo e mudá-lo. Contrária a isso, a Licença Pública Geral GNU pretende garantir sua liberdade de compartilhar e alterar software livres -- garantindo que o software será livre e gratuito para os seus usuários. Esta Licença Pública Geral aplica-se à maioria dos software da Free Software Foundation e a qualquer outro programa cujo autor decida aplicá-la. (Alguns outros software da FSF são cobertos pela Licença Pública Geral de Bibliotecas, no entanto). Você pode aplicá-la também aos seus programas.

  Quando nos referimos a software livre, estamos nos referindo a liberdade e não a preço. Nossa Licença Pública Geral foi desenvolvida para garantir que você tenha a liberdade de distribuir cópias de software livre (e cobrar por isso, se quiser); que você receba o código-fonte ou tenha acesso a ele, se quiser; que você possa mudar o software ou utilizar partes dele em novos programas livres e gratuitos; e que você saiba que pode fazer tudo isso.

  Para proteger seus direitos, precisamos fazer restrições que impeçam a qualquer um negar estes direitos ou solicitar que você deles abdique. Estas restrições traduzem-se em certas responsabilidades para você, se você for distribuir cópias do software ou modificá-lo.

  Por exemplo, se você distribuir cópias de um programa, gratuitamente ou por alguma quantia, você tem que fornecer aos recebedores todos os direitos que você possui. Você tem que garantir que eles também recebam ou possam obter o código-fonte. E você tem que mostrar-lhes estes termos para que eles possam conhecer seus direitos.

  Nós protegemos seus direitos em dois passos: (1) com copyright do software e (2) com a oferta desta licença, que lhe dá permissão legal para copiar, distribuir e/ou modificar o software.

  Além disso, tanto para a proteção do autor quanto a nossa, gostaríamos de certificar-nos que todos entendam que não há qualquer garantia nestes software livres. Se o software é modificado por alguém mais e passado adiante, queremos que seus recebedores saibam que o que eles obtiveram não é original, de forma que qualquer problema introduzido por terceiros não interfira na reputação do autor original.

  Finalmente, qualquer programa é ameaçado constantemente por patentes de software. Queremos evitar o perigo de que distribuidores de software livre obtenham patentes individuais, o que tem o efeito de tornar o programa proprietário. Para prevenir isso, deixamos claro que qualquer patente tem que ser licenciada para uso livre e gratuito por qualquer pessoa, ou então que nem necessite ser licenciada.

  Os termos e condições precisas para cópia, distribuição e modificação se encontram abaixo:


LICENÇA PÚBLICA GERAL GNU
TERMOS E CONDIÇÕES PARA CÓPIA, DISTRIBUIÇÃO E MODIFICAÇÃO

  0. Esta licença se aplica a qualquer programa ou outro trabalho que contenha um aviso colocado pelo detentor dos direitos autorais informando que aquele pode ser distribuído sob as condições desta Licença Pública Geral. O "Programa" abaixo refere-se a qualquer programa ou trabalho, e "trabalho baseado no Programa" significa tanto
o Programa em si como quaisquer trabalhos derivados, de acordo com a lei de direitos autorais: isto quer dizer um trabalho que contenha o Programa ou parte dele, tanto originalmente ou com modificações, e/ou tradução para outros idiomas. (Doravante o processo de tradução está incluído sem limites no termo "modificação".) Cada licenciado é mencionado como "você".

Atividades outras que a cópia, a distribuição e modificação não estão cobertas por esta Licença; elas estão fora de seu escopo.  O ato de executar o Programa não é restringido e o resultado do Programa é coberto apenas se seu conteúdo contenha trabalhos baseados no Programa (independentemente de terem sido gerados pela execução do Programa). Se isso é verdadeiro depende do que o programa faz.

  1. Você pode copiar e distribuir cópias fiéis do código-fonte do Programa da mesma forma que você o recebeu, usando qualquer meio, deste que você conspícua e apropriadamente publique em cada cópia um aviso de direitos autorais e uma declaração de inexistência de garantias; mantenha intactas todos os avisos que se referem a esta
Licença e à ausência total de garantias; e forneça a outros recebedores do Programa uma cópia desta Licença, junto com o Programa.

Você pode cobrar pelo ato físico de transferir uma cópia e pode, opcionalmente, oferecer garantia em troca de pagamento.

  2. Você pode modificar sua cópia ou cópias do Programa, ou qualquer parte dele, assim gerando um trabalho baseado no Programa, e copiar e distribuir essas modificações ou trabalhos sob os temos da seção 1 acima, desde que você também se enquadre em todas estas condições:

    a) Você tem que fazer com que os arquivos modificados levem avisos proeminentes afirmando que você alterou os arquivos, incluindo a data de qualquer alteração.

    b) Você tem que fazer com que quaisquer trabalhos que você distribua ou publique, e que integralmente ou em partes contenham ou sejam derivados do Programa ou de suas partes, sejam licenciados, integralmente e sem custo algum para quaisquer terceiros, sob os termos desta Licença.

    c) Se qualquer programa modificado normalmente lê comandos interativamente quando executados, você tem que fazer com que, quando iniciado tal uso interativo da forma mais simples, seja impresso ou mostrado um anúncio de que não há qualquer garantia (ou então que você fornece a garantia) e que os usuários podem
    redistribuir o programa sob estas condições, ainda informando os usuários como consultar uma cópia desta Licença. (Exceção: se o Programa em si é interativo mas normalmente não imprime estes tipos de anúncios, seu trabalho baseado no Programa não precisa imprimir um anúncio.)

Estas exigências aplicam-se ao trabalho modificado como um todo. Se seções identificáveis de tal trabalho não são derivadas do Programa, e podem ser razoavelmente consideradas trabalhos independentes e separados por si só, então esta Licença, e seus termos, não se aplicam a estas seções quando você distribui-las como trabalhos em separado. Mas quando você distribuir as mesmas seções como parte de um todo que é trabalho baseado no Programa, a distribuição como um todo tem que se enquadrar nos termos desta Licença, cujas permissões para
outros licenciados se estendem ao todo, portanto também para cada e toda parte independente de quem a escreveu.

Desta forma, esta seção não tem a intenção de reclamar direitos os contestar seus direitos sobre o trabalho escrito completamente por você; ao invés disso, a intenção é a de exercitar o direito de controlar a distribuição de trabalhos, derivados ou coletivos, baseados no Programa.

Adicionalmente, a mera adição ao Programa de outro trabalho não baseado no Programa (ou de trabalho baseado no Programa) em um volume de armazenamento ou meio de distribuição não faz o outro trabalho parte do escopo desta Licença.

  3. Você pode copiar e distribuir o Programa (ou trabalho baseado nele, conforme descrito na Seção 2) em código-objeto ou em forma executável sob os termos das Seções 1 e 2 acima, desde que você faça um dos seguintes:

    a) O acompanhe com o código-fonte completo e em forma acessível por máquinas, que tem que ser distribuído sob os termos das Seções 1 e 2 acima e em meio normalmente utilizado para o intercâmbio de software; ou,

    b) O acompanhe com uma oferta escrita, válida por pelo menos três anos, de fornecer a qualquer um, com um custo não superior ao custo de distribuição física do material, uma cópia do código-fonte completo e em forma acessível por máquinas, que tem que ser distribuído sob os termos das Seções 1 e 2 acima e em meio normalmente utilizado para o intercâmbio de software; ou,

    c) O acompanhe com a informação que você recebeu em relação à oferta de distribuição do código-fonte correspondente. (Esta alternativa é permitida somente em distribuição não comerciais, e apenas se você recebeu o programa em forma de código-objeto ou executável, com oferta de acordo com a Subseção b acima.)

O código-fonte de um trabalho corresponde à forma de trabalho preferida para se fazer modificações. Para um trabalho em forma executável, o código-fonte completo significa todo o código-fonte de todos os módulos que ele contém, mais quaisquer arquivos de definição de "interface", mais os "scripts" utilizados para se controlar a compilação e a instalação do executável. Contudo, como exceção especial, o código-fonte distribuído não precisa incluir qualquer componente normalmente distribuído (tanto em forma original quanto binária) com os maiores componentes (o compilador, o "kernel" etc.) do sistema operacional sob o qual o executável funciona, a menos que o componente em si acompanhe o executável.

Se a distribuição do executável ou código-objeto é feita através da oferta de acesso a cópias de algum lugar, então ofertar o acesso equivalente a cópia, do mesmo lugar, do código-fonte equivale à distribuição do código-fonte, mesmo que terceiros não sejam compelidos a copiar o código-fonte com o código-objeto.

  4. Você não pode copiar, modificar, sub-licenciar ou distribuir o Programa, exceto de acordo com as condições expressas nesta Licença. Qualquer outra tentativa de cópia, modificação, sub-licenciamento ou distribuição do Programa não é valida, e cancelará automaticamente os direitos que lhe foram fornecidos por esta Licença. No entanto, terceiros que de você receberam cópias ou direitos, fornecidos sob os termos desta Licença, não terão suas licenças terminadas, desde que permaneçam em total concordância com ela.

  5. Você não é obrigado a aceitar esta Licença já que não a assinou. No entanto, nada mais o dará permissão para modificar ou distribuir o Programa ou trabalhos derivados deste. Estas ações são proibidas por lei, caso você não aceite esta Licença. Desta forma, ao modificar ou distribuir o Programa (ou qualquer trabalho derivado do Programa), você estará indicando sua total aceitação desta Licença para fazê-los, e todos os seus termos e condições para copiar, distribuir ou modificar o Programa, ou trabalhos baseados nele.

  6. Cada vez que você redistribuir o Programa (ou qualquer trabalho baseado nele), os recebedores adquirirão automaticamente do licenciador original uma licença para copiar, distribuir ou modificar o Programa, sujeitos a estes termos e condições. Você não poderá impor aos recebedores qualquer outra restrição ao exercício dos direitos então adquiridos. Você não é responsável em garantir a concordância de terceiros a esta Licença.

  7. Se, em conseqüência de decisões judiciais ou alegações de infringimento de patentes ou quaisquer outras razões (não limitadas a assuntos relacionados a patentes), condições forem impostas a você (por ordem judicial, acordos ou outras formas) e que contradigam as condições desta Licença, elas não o livram das condições desta Licença. Se você não puder distribuir de forma a satisfazer simultaneamente suas obrigações para com esta Licença e para com as outras obrigações pertinentes, então como conseqüência você não poderá
distribuir o Programa. Por exemplo, se uma licença de patente não permitirá a redistribuição, livre de "royalties", do Programa, por todos aqueles que receberem cópias direta ou indiretamente de você, então a única forma de você satisfazer a ela e a esta Licença seria a de desistir completamente de distribuir o Programa.

Se qualquer parte desta seção for considerada inválida ou não aplicável em qualquer circunstância particular, o restante da seção se aplica, e a seção como um todo se aplica em outras circunstâncias.

O propósito desta seção não é o de induzi-lo a infringir quaisquer patentes ou reivindicação de direitos de propriedade outros, ou a contestar a validade de quaisquer dessas reivindicações; esta seção tem como único propósito proteger a integridade dos sistemas de distribuição de software livres, o que é implementado pela prática de licenças públicas. Várias pessoas têm contribuído generosamente e em grande escala para os software distribuídos usando este sistema, na certeza de que sua aplicação é feita de forma consistente; fica a critério do autor/doador decidir se ele ou ela está disposto a distribuir software utilizando outro sistema, e um licenciado não pode impor qualquer escolha.

Esta seção destina-se a tornar bastante claro o que se acredita ser conseqüência do restante desta Licença.

  8. Se a distribuição e/ou uso do Programa são restringidos em certos países por patentes ou direitos autorais, o detentor dos direitos autorais original, e que colocou o Programa sob esta Licença, pode incluir uma limitação geográfica de distribuição, excluindo aqueles países de forma a tornar a distribuição permitida apenas naqueles ou entre aqueles países então não excluídos. Nestes casos, esta Licença incorpora a limitação como se a mesma constasse escrita nesta Licença.

  9. A Free Software Foundation pode publicar versões revisadas e/ou novas da Licença Pública Geral de tempos em tempos. Estas novas versões serão similares em espírito à versão atual, mas podem diferir em detalhes que resolvem novos problemas ou situações.

A cada versão é dada um número distinto. Se o Programa especifica um número de versão específico desta Licença que se aplica a ele e a "qualquer nova versão", você tem a opção de aceitar os termos e condições daquela versão ou de qualquer outra versão publicada pela Free Software Foundation. Se o programa não especifica um número de versão desta Licença, você pode escolher qualquer versão já publicada pela Free Software Foundation.

  10. Se você pretende incorporar partes do Programa em outros programas livres cujas condições de distribuição são diferentes, escreva ao autor e solicite permissão. Para o software que a Free Software Foundation detém direitos autorais, escreva à Free Software Foundation; às vezes nós permitimos exceções a este caso. Nossa
decisão será guiada pelos dois objetivos de preservar a condição de liberdade de todas as derivações do nosso software livre, e de promover o compartilhamento e reutilização de software em aspectos gerais.


AUSÊNCIA DE GARANTIAS

  11. UMA VEZ QUE O PROGRAMA É LICENCIADO SEM ÔNUS, NÃO HÁ QUALQUER GARANTIA PARA O PROGRAMA, NA EXTENSÃO PERMITIDA PELAS LEIS APLICÁVEIS. EXCETO QUANDO EXPRESSADO DE FORMA ESCRITA, OS DETENTORES DOS DIREITOS AUTORAIS E/OU TERCEIROS DISPONIBILIZAM O PROGRAMA "NO ESTADO", SEM QUALQUER TIPO DE GARANTIAS, EXPRESSAS OU IMPLÍCITAS,
INCLUINDO, MAS NÃO LIMITADO A, AS GARANTIAS IMPLÍCITAS DE COMERCIALIZAÇÃO E AS DE ADEQUAÇÃO A QUALQUER PROPÓSITO. O RISCO TOTAL COM A QUALIDADE E DESEMPENHO DO PROGRAMA É SEU. SE O PROGRAMA SE MOSTRAR DEFEITUOSO, VOCÊ ASSUME OS CUSTOS DE TODAS AS MANUTENÇÕES, REPAROS E CORREÇÕES.

  12. EM NENHUMA OCASIÃO, A MENOS QUE EXIGIDO PELAS LEIS APLICÁVEIS OU ACORDO ESCRITO, OS DETENTORES DOS DIREITOS AUTORAIS, OU QUALQUER OUTRA PARTE QUE POSSA MODIFICAR E/OU REDISTRIBUIR O PROGRAMA CONFORME PERMITIDO ACIMA, SERÃO RESPONSABILIZADOS POR VOCÊ POR DANOS, INCLUINDO QUALQUER DANO EM GERAL, ESPECIAL, ACIDENTAL OU CONSEQÜENTE, RESULTANTES DO USO OU INCAPACIDADE DE USO DO PROGRAMA (INCLUINDO, MAS NÃO LIMITADO A, A PERDA DE DADOS OU DADOS TORNADOS INCORRETOS, OU PERDAS SOFRIDAS POR VOCÊ OU POR OUTRAS PARTES, OU FALHAS DO PROGRAMA
AO OPERAR COM QUALQUER OUTRO PROGRAMA), MESMO QUE TAL DETENTOR OU PARTE TENHAM SIDO AVISADOS DA POSSIBILIDADE DE TAIS DANOS.

FIM DOS TERMOS E CONDIÇÕES

	  Como Aplicar Estes Termos aos Seus Novos Programas

  Se você desenvolver um novo programa, e quer que ele seja utilizado amplamente pelo público, a melhor forma de alcançar este objetivo é torná-lo software livre que qualquer um pode redistribuir e alterar, sob estes termos.

  Para isso, anexe os seguintes avisos ao programa. É mais seguro anexá-los logo no início de cada arquivo-fonte para reforçarem mais efetivamente a inexistência de garantias; e cada arquivo deve possuir pelo menos a linha de "copyright" e uma indicação de onde o texto completo se encontra.

    &lt;uma linha que forneça o nome do programa e uma idéia do que ele faz.&gt;
    Copyright (C) &lt;ano&gt;  &lt;nome do autor&gt;
   
    Este programa é software livre; você pode redistribuí-lo e/ou modificá-lo sob os termos da Licença Pública Geral GNU, conforme publicada pela Free Software Foundation; tanto a versão 2 da Licença como (a seu critério) qualquer versão mais nova.

    Este programa é distribuído na expectativa de ser útil, mas SEM QUALQUER GARANTIA; sem mesmo a garantia implícita de COMERCIALIZAÇÃO ou de ADEQUAÇÃO A QUALQUER PROPÓSITO EM PARTICULAR. Consulte a Licença Pública Geral GNU para obter mais     detalhes.
 
    Você deve ter recebido uma cópia da Licença Pública Geral GNU junto com este programa; se não, escreva para a Free Software Foundation, Inc., 59 Temple Place, Suite 330, Boston, MA     02111-1307, USA.

Inclua também informações sobre como contactá-lo eletronicamente e por carta.

Esta Licença Pública Geral não permite incorporar seu programa em programas proprietários. Se seu programa é uma biblioteca de sub-rotinas, você deve considerar mais útil permitir ligar aplicações proprietárias com a biblioteca. Se isto é o que você deseja, use a Licença Pública Geral de Bibliotecas GNU, ao invés desta Licença.
</dc:description>
    <dc:subject>Trabalhos acadêmicos</dc:subject>
    <meta:initial-creator>Valerio F. Laube</meta:initial-creator>
    <meta:creation-date>2006-05-07T22:08:48</meta:creation-date>
    <dc:date>2007-03-13T21:25:21</dc:date>
    <meta:keyword>TCC</meta:keyword>
    <dc:language>pt-BR</dc:language>
    <meta:editing-cycles>0</meta:editing-cycles>
    <meta:editing-duration>PT0S</meta:editing-duration>
    <meta:document-statistic meta:table-count="2" meta:image-count="0" meta:object-count="0" meta:page-count="7" meta:paragraph-count="53" meta:word-count="910" meta:character-count="6117"/>
    <meta:user-defined meta:name="Info 1"/>
    <meta:user-defined meta:name="Info 2"/>
    <meta:user-defined meta:name="Info 3"/>
    <meta:user-defined meta:name="Info 4"/>
  </office:meta>
</office:document-meta>
</file>